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13c50" officeooo:paragraph-rsid="00013c50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013c50" officeooo:paragraph-rsid="00013c50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ructure TUTORIAL :</text:p>
      <text:p text:style-name="P1"/>
      <text:p text:style-name="P2">Etape 1 : Présentation du tuto</text:p>
      <text:p text:style-name="P2"/>
      <text:p text:style-name="P2">Etape2 : Explications de l’installation de Visual Studio.</text:p>
      <text:p text:style-name="P2"/>
      <text:p text:style-name="P2">Etape3 : Explications de l’installation de la librairie SFML.</text:p>
      <text:p text:style-name="P2"/>
      <text:p text:style-name="P2">Etape4 : Explications de l’utilisation de la libraire SFM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15T14:13:06.910000000</meta:creation-date>
    <dc:date>2019-11-15T14:17:29.987000000</dc:date>
    <meta:editing-duration>PT4M23S</meta:editing-duration>
    <meta:editing-cycles>1</meta:editing-cycles>
    <meta:document-statistic meta:table-count="0" meta:image-count="0" meta:object-count="0" meta:page-count="1" meta:paragraph-count="5" meta:word-count="35" meta:character-count="227" meta:non-whitespace-character-count="197"/>
    <meta:generator>LibreOffice/6.3.0.4$Windows_X86_64 LibreOffice_project/057fc023c990d676a43019934386b85b21a9ee99</meta:generator>
  </office:meta>
</office:document-meta>
</file>